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24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25184" calcext:value-type="float">
            <text:p>44.52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23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22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48984" calcext:value-type="float">
            <text:p>44.44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21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3984" calcext:value-type="float">
            <text:p>44.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24016" calcext:value-type="float">
            <text:p>44.3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19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18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8776" calcext:value-type="float">
            <text:p>44.3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1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0864" calcext:value-type="float">
            <text:p>44.2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16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63056" calcext:value-type="float">
            <text:p>44.2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97168" calcext:value-type="float">
            <text:p>44.3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14-0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0256" calcext:value-type="float">
            <text:p>44.720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13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32448" calcext:value-type="float">
            <text:p>44.73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12-03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48556" calcext:value-type="float">
            <text:p>44.485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11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0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29528" calcext:value-type="float">
            <text:p>44.2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07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44768" calcext:value-type="float">
            <text:p>44.2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06-1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75248" calcext:value-type="float">
            <text:p>44.2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05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50992" calcext:value-type="float">
            <text:p>43.7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04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674" calcext:value-type="float">
            <text:p>43.9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03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43016" calcext:value-type="float">
            <text:p>43.9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0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1824" calcext:value-type="float">
            <text:p>44.3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5216" calcext:value-type="float">
            <text:p>43.9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9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8368" calcext:value-type="float">
            <text:p>44.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8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0268" calcext:value-type="float">
            <text:p>44.302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7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6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5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09488" calcext:value-type="float">
            <text:p>43.9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8452" calcext:value-type="float">
            <text:p>43.7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4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2544" calcext:value-type="float">
            <text:p>43.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75504" calcext:value-type="float">
            <text:p>43.2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1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19344" calcext:value-type="float">
            <text:p>43.5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90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0164" calcext:value-type="float">
            <text:p>43.6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88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9872" calcext:value-type="float">
            <text:p>43.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87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622976" calcext:value-type="float">
            <text:p>43.6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292" calcext:value-type="float">
            <text:p>43.1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85-12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057304" calcext:value-type="float">
            <text:p>50.05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8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66376" calcext:value-type="float">
            <text:p>47.96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82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3792" calcext:value-type="float">
            <text:p>43.2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79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74864" calcext:value-type="float">
            <text:p>45.77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7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88864" calcext:value-type="float">
            <text:p>43.4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7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684" calcext:value-type="float">
            <text:p>43.2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7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1104" calcext:value-type="float">
            <text:p>42.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7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76344" calcext:value-type="float">
            <text:p>42.3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143202</text:p>
          </table:table-cell>
          <table:table-cell office:value-type="string" calcext:value-type="string">
            <text:p>1974-08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66" meta:object-count="0"/>
    <meta:user-defined meta:name="AppVersion">3.0</meta:user-defined>
  </office:meta>
</office:document-meta>
</file>